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F00000213E9E76B99.png"/>
  <manifest:file-entry manifest:media-type="image/png" manifest:full-path="Pictures/10000201000003910000023095FDED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iagram klas implementacyjny:</text:p>
      <text:p text:style-name="Standard"><draw:frame draw:style-name="fr2" draw:name="grafika2" text:anchor-type="as-char" svg:width="16.999cm" svg:height="12.017cm" draw:z-index="1"><draw:image xlink:href="Pictures/10000201000002EF00000213E9E76B99.png" xlink:type="simple" xlink:show="embed" xlink:actuate="onLoad"/></draw:frame>2. Schematic sql (robiony w MS ACCESS):</text:p>
      <text:p text:style-name="Standard"><draw:frame draw:style-name="fr1" draw:name="Obraz2" text:anchor-type="char" svg:width="17cm" svg:height="10.426cm" draw:z-index="0"><draw:image xlink:href="Pictures/10000201000003910000023095FDED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16.04.2025</text:p>
        <text:p text:style-name="MP1">Wiktor Dąbrowski<text:line-break/>Gabriel Gancewsk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16T10:22:30.627000000</meta:creation-date>
    <dc:date>2025-04-29T20:21:21.75</dc:date>
    <meta:editing-duration>PT49M16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1" meta:paragraph-count="4" meta:word-count="16" meta:character-count="116"/>
    <dc:creator>Gabriel Gancewski</dc:creator>
  </office:meta>
</office:document-meta>
</file>